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2f57" officeooo:paragraph-rsid="00012f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uario Coloca o produto no carrinho.</text:p>
      <text:p text:style-name="P1">É separado o produto em outra tabela.</text:p>
      <text:p text:style-name="P1">Ao entrar no carrinho, aparecer a lista de produtos com as unidades, podendo ser aumentadas ou excluidos.</text:p>
      <text:p text:style-name="P1">Usuario finaliza a compra.</text:p>
      <text:p text:style-name="P1">É cadastrado?<text:line-break/>Se sim, confere os dados</text:p>
      <text:p text:style-name="P1">Se não, Pergunta se quer se cadastrar</text:p>
      <text:p text:style-name="P1">Se não solicitar dado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5:57:08.024037560</meta:creation-date>
    <dc:date>2018-03-19T10:26:21.701423131</dc:date>
    <meta:editing-duration>P2DT18H19M3S</meta:editing-duration>
    <meta:editing-cycles>1</meta:editing-cycles>
    <meta:document-statistic meta:table-count="0" meta:image-count="0" meta:object-count="0" meta:page-count="1" meta:paragraph-count="7" meta:word-count="52" meta:character-count="303" meta:non-whitespace-character-count="258"/>
    <meta:generator>LibreOffice/5.1.6.2$Linux_X86_64 LibreOffice_project/10m0$Build-2</meta:generator>
  </office:meta>
</office:document-meta>
</file>